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52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14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26.76mm"/>
    </style:style>
    <style:style style:name="co19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/>
    </style:style>
    <style:style style:name="ce23" style:family="table-cell" style:parent-style-name="Default">
      <style:map style:condition="cell-content()=&quot;y&quot;" style:apply-style-name="ObjetsPrincipaux" style:base-cell-address="Feuille1.J2"/>
      <style:map style:condition="cell-content()=&quot;xx&quot;" style:apply-style-name="ObjetsHorsPCRS" style:base-cell-address="Feuille1.J2"/>
      <style:map style:condition="cell-content()=&quot;xxx&quot;" style:apply-style-name="ObjetsPCRS" style:base-cell-address="Feuille1.J2"/>
      <style:map style:condition="cell-content()=&quot;l&quot;" style:apply-style-name="Listes" style:base-cell-address="Feuille1.J2"/>
      <style:map style:condition="cell-content()=&quot;x&quot;" style:apply-style-name="ObjetsAbstraits" style:base-cell-address="Feuille1.J2"/>
    </style:style>
    <style:style style:name="ce24" style:family="table-cell" style:parent-style-name="Default">
      <style:map style:condition="cell-content()=&quot;y&quot;" style:apply-style-name="ObjetsPrincipaux" style:base-cell-address="Feuille1.J4"/>
      <style:map style:condition="cell-content()=&quot;xx&quot;" style:apply-style-name="ObjetsHorsPCRS" style:base-cell-address="Feuille1.J4"/>
      <style:map style:condition="cell-content()=&quot;xxx&quot;" style:apply-style-name="ObjetsPCRS" style:base-cell-address="Feuille1.J4"/>
      <style:map style:condition="cell-content()=&quot;l&quot;" style:apply-style-name="Listes" style:base-cell-address="Feuille1.J4"/>
      <style:map style:condition="cell-content()=&quot;x&quot;" style:apply-style-name="ObjetsAbstraits" style:base-cell-address="Feuille1.J4"/>
    </style:style>
    <style:style style:name="ce25" style:family="table-cell" style:parent-style-name="ObjetsAbstraits">
      <style:map style:condition="cell-content()=&quot;y&quot;" style:apply-style-name="ObjetsPrincipaux" style:base-cell-address="Feuille1.J5"/>
      <style:map style:condition="cell-content()=&quot;xx&quot;" style:apply-style-name="ObjetsHorsPCRS" style:base-cell-address="Feuille1.J5"/>
      <style:map style:condition="cell-content()=&quot;xxx&quot;" style:apply-style-name="ObjetsPCRS" style:base-cell-address="Feuille1.J5"/>
      <style:map style:condition="cell-content()=&quot;l&quot;" style:apply-style-name="Listes" style:base-cell-address="Feuille1.J5"/>
      <style:map style:condition="cell-content()=&quot;x&quot;" style:apply-style-name="ObjetsAbstraits" style:base-cell-address="Feuille1.J5"/>
    </style:style>
    <style:style style:name="ce6" style:family="table-cell" style:parent-style-name="Default">
      <style:map style:condition="cell-content()=&quot;y&quot;" style:apply-style-name="ObjetsPrincipaux" style:base-cell-address="Feuille1.J5"/>
      <style:map style:condition="cell-content()=&quot;xx&quot;" style:apply-style-name="ObjetsHorsPCRS" style:base-cell-address="Feuille1.J5"/>
      <style:map style:condition="cell-content()=&quot;xxx&quot;" style:apply-style-name="ObjetsPCRS" style:base-cell-address="Feuille1.J5"/>
      <style:map style:condition="cell-content()=&quot;l&quot;" style:apply-style-name="Listes" style:base-cell-address="Feuille1.J5"/>
      <style:map style:condition="cell-content()=&quot;x&quot;" style:apply-style-name="ObjetsAbstraits" style:base-cell-address="Feuille1.J5"/>
    </style:style>
    <style:style style:name="ce7" style:family="table-cell" style:parent-style-name="Default">
      <style:map style:condition="cell-content()=&quot;y&quot;" style:apply-style-name="ObjetsPrincipaux" style:base-cell-address="Feuille1.J52"/>
      <style:map style:condition="cell-content()=&quot;xx&quot;" style:apply-style-name="ObjetsHorsPCRS" style:base-cell-address="Feuille1.J52"/>
      <style:map style:condition="cell-content()=&quot;xxx&quot;" style:apply-style-name="ObjetsPCRS" style:base-cell-address="Feuille1.J52"/>
      <style:map style:condition="cell-content()=&quot;l&quot;" style:apply-style-name="Listes" style:base-cell-address="Feuille1.J52"/>
      <style:map style:condition="cell-content()=&quot;x&quot;" style:apply-style-name="ObjetsAbstraits" style:base-cell-address="Feuille1.J52"/>
    </style:style>
    <style:style style:name="ce8" style:family="table-cell" style:parent-style-name="Default">
      <style:map style:condition="cell-content()=&quot;y&quot;" style:apply-style-name="ObjetsPrincipaux" style:base-cell-address="Feuille1.J53"/>
      <style:map style:condition="cell-content()=&quot;xx&quot;" style:apply-style-name="ObjetsHorsPCRS" style:base-cell-address="Feuille1.J53"/>
      <style:map style:condition="cell-content()=&quot;xxx&quot;" style:apply-style-name="ObjetsPCRS" style:base-cell-address="Feuille1.J53"/>
      <style:map style:condition="cell-content()=&quot;l&quot;" style:apply-style-name="Listes" style:base-cell-address="Feuille1.J53"/>
      <style:map style:condition="cell-content()=&quot;x&quot;" style:apply-style-name="ObjetsAbstraits" style:base-cell-address="Feuille1.J53"/>
    </style:style>
    <style:style style:name="ce9" style:family="table-cell" style:parent-style-name="Default">
      <style:map style:condition="cell-content()=&quot;y&quot;" style:apply-style-name="ObjetsPrincipaux" style:base-cell-address="Feuille1.J54"/>
      <style:map style:condition="cell-content()=&quot;xx&quot;" style:apply-style-name="ObjetsHorsPCRS" style:base-cell-address="Feuille1.J54"/>
      <style:map style:condition="cell-content()=&quot;xxx&quot;" style:apply-style-name="ObjetsPCRS" style:base-cell-address="Feuille1.J54"/>
      <style:map style:condition="cell-content()=&quot;l&quot;" style:apply-style-name="Listes" style:base-cell-address="Feuille1.J54"/>
      <style:map style:condition="cell-content()=&quot;x&quot;" style:apply-style-name="ObjetsAbstraits" style:base-cell-address="Feuille1.J54"/>
    </style:style>
    <style:style style:name="ce10" style:family="table-cell" style:parent-style-name="Default">
      <style:map style:condition="cell-content()=&quot;y&quot;" style:apply-style-name="ObjetsPrincipaux" style:base-cell-address="Feuille1.J55"/>
      <style:map style:condition="cell-content()=&quot;xx&quot;" style:apply-style-name="ObjetsHorsPCRS" style:base-cell-address="Feuille1.J55"/>
      <style:map style:condition="cell-content()=&quot;xxx&quot;" style:apply-style-name="ObjetsPCRS" style:base-cell-address="Feuille1.J55"/>
      <style:map style:condition="cell-content()=&quot;l&quot;" style:apply-style-name="Listes" style:base-cell-address="Feuille1.J55"/>
      <style:map style:condition="cell-content()=&quot;x&quot;" style:apply-style-name="ObjetsAbstraits" style:base-cell-address="Feuille1.J55"/>
    </style:style>
    <style:style style:name="ce11" style:family="table-cell" style:parent-style-name="Default">
      <style:map style:condition="cell-content()=&quot;y&quot;" style:apply-style-name="ObjetsPrincipaux" style:base-cell-address="Feuille1.J56"/>
      <style:map style:condition="cell-content()=&quot;xx&quot;" style:apply-style-name="ObjetsHorsPCRS" style:base-cell-address="Feuille1.J56"/>
      <style:map style:condition="cell-content()=&quot;xxx&quot;" style:apply-style-name="ObjetsPCRS" style:base-cell-address="Feuille1.J56"/>
      <style:map style:condition="cell-content()=&quot;l&quot;" style:apply-style-name="Listes" style:base-cell-address="Feuille1.J56"/>
      <style:map style:condition="cell-content()=&quot;x&quot;" style:apply-style-name="ObjetsAbstraits" style:base-cell-address="Feuille1.J56"/>
    </style:style>
    <style:style style:name="ce12" style:family="table-cell" style:parent-style-name="Default">
      <style:map style:condition="cell-content()=&quot;y&quot;" style:apply-style-name="ObjetsPrincipaux" style:base-cell-address="Feuille1.J58"/>
      <style:map style:condition="cell-content()=&quot;xx&quot;" style:apply-style-name="ObjetsHorsPCRS" style:base-cell-address="Feuille1.J58"/>
      <style:map style:condition="cell-content()=&quot;xxx&quot;" style:apply-style-name="ObjetsPCRS" style:base-cell-address="Feuille1.J58"/>
      <style:map style:condition="cell-content()=&quot;l&quot;" style:apply-style-name="Listes" style:base-cell-address="Feuille1.J58"/>
      <style:map style:condition="cell-content()=&quot;x&quot;" style:apply-style-name="ObjetsAbstraits" style:base-cell-address="Feuille1.J58"/>
    </style:style>
    <style:style style:name="ce13" style:family="table-cell" style:parent-style-name="Default">
      <style:map style:condition="cell-content()=&quot;y&quot;" style:apply-style-name="ObjetsPrincipaux" style:base-cell-address="Feuille1.J59"/>
      <style:map style:condition="cell-content()=&quot;xx&quot;" style:apply-style-name="ObjetsHorsPCRS" style:base-cell-address="Feuille1.J59"/>
      <style:map style:condition="cell-content()=&quot;xxx&quot;" style:apply-style-name="ObjetsPCRS" style:base-cell-address="Feuille1.J59"/>
      <style:map style:condition="cell-content()=&quot;l&quot;" style:apply-style-name="Listes" style:base-cell-address="Feuille1.J59"/>
      <style:map style:condition="cell-content()=&quot;x&quot;" style:apply-style-name="ObjetsAbstraits" style:base-cell-address="Feuille1.J59"/>
    </style:style>
    <style:style style:name="ce14" style:family="table-cell" style:parent-style-name="Default">
      <style:map style:condition="cell-content()=&quot;y&quot;" style:apply-style-name="ObjetsPrincipaux" style:base-cell-address="Feuille1.J60"/>
      <style:map style:condition="cell-content()=&quot;xx&quot;" style:apply-style-name="ObjetsHorsPCRS" style:base-cell-address="Feuille1.J60"/>
      <style:map style:condition="cell-content()=&quot;xxx&quot;" style:apply-style-name="ObjetsPCRS" style:base-cell-address="Feuille1.J60"/>
      <style:map style:condition="cell-content()=&quot;l&quot;" style:apply-style-name="Listes" style:base-cell-address="Feuille1.J60"/>
      <style:map style:condition="cell-content()=&quot;x&quot;" style:apply-style-name="ObjetsAbstraits" style:base-cell-address="Feuille1.J60"/>
    </style:style>
    <style:style style:name="ce15" style:family="table-cell" style:parent-style-name="Default">
      <style:map style:condition="cell-content()=&quot;y&quot;" style:apply-style-name="ObjetsPrincipaux" style:base-cell-address="Feuille1.J61"/>
      <style:map style:condition="cell-content()=&quot;xx&quot;" style:apply-style-name="ObjetsHorsPCRS" style:base-cell-address="Feuille1.J61"/>
      <style:map style:condition="cell-content()=&quot;xxx&quot;" style:apply-style-name="ObjetsPCRS" style:base-cell-address="Feuille1.J61"/>
      <style:map style:condition="cell-content()=&quot;l&quot;" style:apply-style-name="Listes" style:base-cell-address="Feuille1.J61"/>
      <style:map style:condition="cell-content()=&quot;x&quot;" style:apply-style-name="ObjetsAbstraits" style:base-cell-address="Feuille1.J61"/>
    </style:style>
    <style:style style:name="ce36" style:family="table-cell" style:parent-style-name="Default">
      <style:map style:condition="cell-content()=&quot;y&quot;" style:apply-style-name="ObjetsPrincipaux" style:base-cell-address="Feuille1.J5"/>
      <style:map style:condition="cell-content()=&quot;xx&quot;" style:apply-style-name="ObjetsHorsPCRS" style:base-cell-address="Feuille1.J5"/>
      <style:map style:condition="cell-content()=&quot;xxx&quot;" style:apply-style-name="ObjetsPCRS" style:base-cell-address="Feuille1.J5"/>
      <style:map style:condition="cell-content()=&quot;l&quot;" style:apply-style-name="Listes" style:base-cell-address="Feuille1.J5"/>
      <style:map style:condition="cell-content()=&quot;x&quot;" style:apply-style-name="ObjetsAbstraits" style:base-cell-address="Feuille1.J5"/>
    </style:style>
    <style:style style:name="ce16" style:family="table-cell" style:parent-style-name="Default">
      <style:map style:condition="cell-content()=&quot;y&quot;" style:apply-style-name="ObjetsPrincipaux" style:base-cell-address="Feuille1.L26"/>
      <style:map style:condition="cell-content()=&quot;xx&quot;" style:apply-style-name="ObjetsHorsPCRS" style:base-cell-address="Feuille1.L26"/>
      <style:map style:condition="cell-content()=&quot;xxx&quot;" style:apply-style-name="ObjetsPCRS" style:base-cell-address="Feuille1.L26"/>
      <style:map style:condition="cell-content()=&quot;l&quot;" style:apply-style-name="Listes" style:base-cell-address="Feuille1.L26"/>
      <style:map style:condition="cell-content()=&quot;x&quot;" style:apply-style-name="ObjetsAbstraits" style:base-cell-address="Feuille1.L26"/>
    </style:style>
    <style:style style:name="ce17" style:family="table-cell" style:parent-style-name="Default">
      <style:table-cell-properties fo:background-color="#ffff99"/>
      <style:map style:condition="cell-content()=&quot;y&quot;" style:apply-style-name="ObjetsPrincipaux" style:base-cell-address="Feuille1.J5"/>
      <style:map style:condition="cell-content()=&quot;xx&quot;" style:apply-style-name="ObjetsHorsPCRS" style:base-cell-address="Feuille1.J5"/>
      <style:map style:condition="cell-content()=&quot;xxx&quot;" style:apply-style-name="ObjetsPCRS" style:base-cell-address="Feuille1.J5"/>
      <style:map style:condition="cell-content()=&quot;l&quot;" style:apply-style-name="Listes" style:base-cell-address="Feuille1.J5"/>
      <style:map style:condition="cell-content()=&quot;x&quot;" style:apply-style-name="ObjetsAbstraits" style:base-cell-address="Feuille1.J5"/>
    </style:style>
    <style:style style:name="ce18" style:family="table-cell" style:parent-style-name="Default">
      <style:table-cell-properties fo:background-color="#dddddd"/>
      <style:map style:condition="cell-content()=&quot;y&quot;" style:apply-style-name="ObjetsPrincipaux" style:base-cell-address="Feuille1.J5"/>
      <style:map style:condition="cell-content()=&quot;xx&quot;" style:apply-style-name="ObjetsHorsPCRS" style:base-cell-address="Feuille1.J5"/>
      <style:map style:condition="cell-content()=&quot;xxx&quot;" style:apply-style-name="ObjetsPCRS" style:base-cell-address="Feuille1.J5"/>
      <style:map style:condition="cell-content()=&quot;l&quot;" style:apply-style-name="Listes" style:base-cell-address="Feuille1.J5"/>
      <style:map style:condition="cell-content()=&quot;x&quot;" style:apply-style-name="ObjetsAbstraits" style:base-cell-address="Feuille1.J5"/>
    </style:style>
    <style:style style:name="ce40" style:family="table-cell" style:parent-style-name="Default">
      <style:table-cell-properties fo:background-color="#dddddd"/>
      <style:map style:condition="cell-content()=&quot;y&quot;" style:apply-style-name="ObjetsPrincipaux" style:base-cell-address="Feuille1.J4"/>
      <style:map style:condition="cell-content()=&quot;xx&quot;" style:apply-style-name="ObjetsHorsPCRS" style:base-cell-address="Feuille1.J4"/>
      <style:map style:condition="cell-content()=&quot;xxx&quot;" style:apply-style-name="ObjetsPCRS" style:base-cell-address="Feuille1.J4"/>
      <style:map style:condition="cell-content()=&quot;l&quot;" style:apply-style-name="Listes" style:base-cell-address="Feuille1.J4"/>
      <style:map style:condition="cell-content()=&quot;x&quot;" style:apply-style-name="ObjetsAbstraits" style:base-cell-address="Feuille1.J4"/>
    </style:style>
    <style:style style:name="ce41" style:family="table-cell" style:parent-style-name="Default">
      <style:table-cell-properties fo:background-color="#ffff99"/>
      <style:map style:condition="cell-content()=&quot;y&quot;" style:apply-style-name="ObjetsPrincipaux" style:base-cell-address="Feuille1.J4"/>
      <style:map style:condition="cell-content()=&quot;xx&quot;" style:apply-style-name="ObjetsHorsPCRS" style:base-cell-address="Feuille1.J4"/>
      <style:map style:condition="cell-content()=&quot;xxx&quot;" style:apply-style-name="ObjetsPCRS" style:base-cell-address="Feuille1.J4"/>
      <style:map style:condition="cell-content()=&quot;l&quot;" style:apply-style-name="Listes" style:base-cell-address="Feuille1.J4"/>
      <style:map style:condition="cell-content()=&quot;x&quot;" style:apply-style-name="ObjetsAbstraits" style:base-cell-address="Feuille1.J4"/>
    </style:style>
    <style:style style:name="ce42" style:family="table-cell" style:parent-style-name="Default">
      <style:table-cell-properties fo:background-color="#dddddd"/>
      <style:map style:condition="cell-content()=&quot;y&quot;" style:apply-style-name="ObjetsPrincipaux" style:base-cell-address="Feuille1.J5"/>
      <style:map style:condition="cell-content()=&quot;xx&quot;" style:apply-style-name="ObjetsHorsPCRS" style:base-cell-address="Feuille1.J5"/>
      <style:map style:condition="cell-content()=&quot;xxx&quot;" style:apply-style-name="ObjetsPCRS" style:base-cell-address="Feuille1.J5"/>
      <style:map style:condition="cell-content()=&quot;l&quot;" style:apply-style-name="Listes" style:base-cell-address="Feuille1.J5"/>
      <style:map style:condition="cell-content()=&quot;x&quot;" style:apply-style-name="ObjetsAbstraits" style:base-cell-address="Feuille1.J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row table:style-name="ro1">
          <table:table-cell office:value-type="string" calcext:value-type="string">
            <text:p>ordreB</text:p>
          </table:table-cell>
          <table:table-cell office:value-type="string" calcext:value-type="string">
            <text:p>ordreListe</text:p>
          </table:table-cell>
          <table:table-cell table:number-columns-repeated="3"/>
          <table:table-cell office:value-type="string" calcext:value-type="string">
            <text:p>Nom de la Classe</text:p>
          </table:table-cell>
          <table:table-cell office:value-type="string" calcext:value-type="string">
            <text:p>ClasseAbstraite</text:p>
          </table:table-cell>
          <table:table-cell office:value-type="string" calcext:value-type="string">
            <text:p>Thematique</text:p>
          </table:table-cell>
          <table:table-cell office:value-type="string" calcext:value-type="string">
            <text:p>Géométrie GML</text:p>
          </table:table-cell>
          <table:table-cell table:style-name="Default" office:value-type="string" calcext:value-type="string">
            <text:p>Général</text:p>
          </table:table-cell>
          <table:table-cell table:style-name="Default" office:value-type="string" calcext:value-type="string">
            <text:p>Publication</text:p>
          </table:table-cell>
          <table:table-cell table:style-name="Default" office:value-type="string" calcext:value-type="string">
            <text:p>Topographie</text:p>
          </table:table-cell>
          <table:table-cell table:style-name="Default" office:value-type="string" calcext:value-type="string">
            <text:p>Bati</text:p>
          </table:table-cell>
          <table:table-cell table:style-name="Default" office:value-type="string" calcext:value-type="string">
            <text:p>Voirie</text:p>
          </table:table-cell>
          <table:table-cell table:style-name="Default" office:value-type="string" calcext:value-type="string">
            <text:p>Ferroviaire</text:p>
          </table:table-cell>
          <table:table-cell table:style-name="Default" office:value-type="string" calcext:value-type="string">
            <text:p>Clôture</text:p>
          </table:table-cell>
          <table:table-cell table:style-name="Default" office:value-type="string" calcext:value-type="string">
            <text:p>Végétal</text:p>
          </table:table-cell>
          <table:table-cell table:style-name="Default" office:value-type="string" calcext:value-type="string">
            <text:p>Ouvrages d’Art</text:p>
          </table:table-cell>
          <table:table-cell table:style-name="Default" office:value-type="string" calcext:value-type="string">
            <text:p>Affleurants</text:p>
          </table:table-cell>
          <table:table-cell table:style-name="Default" office:value-type="string" calcext:value-type="string">
            <text:p>Habillage</text:p>
          </table:table-cell>
          <table:table-cell table:style-name="Default" office:value-type="string" calcext:value-type="string">
            <text:p>Ras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.3.5.</text:p>
          </table:table-cell>
          <table:table-cell table:number-columns-repeated="2"/>
          <table:table-cell office:value-type="string" calcext:value-type="string">
            <text:p>Commune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MultiPolygon</text:p>
          </table:table-cell>
          <table:table-cell table:number-columns-repeated="2" table:style-name="ce23" office:value-type="string" calcext:value-type="string">
            <text:p>xx</text:p>
          </table:table-cell>
          <table:table-cell table:style-name="ce23"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.3.6.</text:p>
          </table:table-cell>
          <table:table-cell table:number-columns-repeated="2"/>
          <table:table-cell office:value-type="string" calcext:value-type="string">
            <text:p>TronconVoirie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Curve</text:p>
          </table:table-cell>
          <table:table-cell table:number-columns-repeated="2" table:style-name="ce23" office:value-type="string" calcext:value-type="string">
            <text:p>xx</text:p>
          </table:table-cell>
          <table:table-cell table:style-name="ce23" table:number-columns-repeated="1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B.3.7.</text:p>
          </table:table-cell>
          <table:table-cell table:number-columns-repeated="2"/>
          <table:table-cell table:style-name="ce1" office:value-type="string" calcext:value-type="string">
            <text:p>HabillagePCRS</text:p>
          </table:table-cell>
          <table:table-cell table:style-name="ce1" office:value-type="string" calcext:value-type="string">
            <text:p>Oui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 table:number-columns-repeated="8"/>
          <table:table-cell table:style-name="ce41" office:value-type="string" calcext:value-type="string">
            <text:p>y</text:p>
          </table:table-cell>
          <table:table-cell table:style-name="ce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.3.8.</text:p>
          </table:table-cell>
          <table:table-cell/>
          <table:table-cell office:value-type="string" calcext:value-type="string">
            <text:p>HabillagePointsPCR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GM_MultiPoint</text:p>
          </table:table-cell>
          <table:table-cell table:style-name="ce24" table:number-columns-repeated="10"/>
          <table:table-cell table:style-name="ce40" office:value-type="string" calcext:value-type="string">
            <text:p>xxx</text:p>
          </table:table-cell>
          <table:table-cell table:style-name="ce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.3.9.</text:p>
          </table:table-cell>
          <table:table-cell/>
          <table:table-cell office:value-type="string" calcext:value-type="string">
            <text:p>HabillageSymbolePCR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GM_Point</text:p>
          </table:table-cell>
          <table:table-cell table:style-name="ce24" table:number-columns-repeated="3"/>
          <table:table-cell table:number-columns-repeated="2" table:style-name="ce24" office:value-type="string" calcext:value-type="string">
            <text:p>xxx</text:p>
          </table:table-cell>
          <table:table-cell table:style-name="ce24" table:number-columns-repeated="5"/>
          <table:table-cell table:style-name="ce40" office:value-type="string" calcext:value-type="string">
            <text:p>xxx</text:p>
          </table:table-cell>
          <table:table-cell table:style-name="ce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.3.10.</text:p>
          </table:table-cell>
          <table:table-cell/>
          <table:table-cell table:style-name="ce2" office:value-type="string" calcext:value-type="string">
            <text:p>HabillageTextePCRS</text:p>
          </table:table-cell>
          <table:table-cell table:style-name="ce2" office:value-type="string" calcext:value-type="string">
            <text:p>Ou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M_Point</text:p>
          </table:table-cell>
          <table:table-cell table:style-name="ce24" table:number-columns-repeated="10"/>
          <table:table-cell table:style-name="ce40" office:value-type="string" calcext:value-type="string">
            <text:p>x</text:p>
          </table:table-cell>
          <table:table-cell table:style-name="ce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.3.11.</text:p>
          </table:table-cell>
          <table:table-cell office:value-type="string" calcext:value-type="string">
            <text:p>NomVoirie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int</text:p>
          </table:table-cell>
          <table:table-cell table:style-name="ce24" table:number-columns-repeated="10"/>
          <table:table-cell table:style-name="ce40" office:value-type="string" calcext:value-type="string">
            <text:p>xxx</text:p>
          </table:table-cell>
          <table:table-cell table:style-name="ce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.3.12.</text:p>
          </table:table-cell>
          <table:table-cell office:value-type="string" calcext:value-type="string">
            <text:p>NumeroVoirie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int</text:p>
          </table:table-cell>
          <table:table-cell table:style-name="ce24" table:number-columns-repeated="10"/>
          <table:table-cell table:style-name="ce40" office:value-type="string" calcext:value-type="string">
            <text:p>xxx</text:p>
          </table:table-cell>
          <table:table-cell table:style-name="ce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.3.13.</text:p>
          </table:table-cell>
          <table:table-cell/>
          <table:table-cell office:value-type="string" calcext:value-type="string">
            <text:p>HabillageLignesPCR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GM_MultiCurve</text:p>
          </table:table-cell>
          <table:table-cell table:style-name="ce24" table:number-columns-repeated="9"/>
          <table:table-cell table:number-columns-repeated="2" table:style-name="ce40" office:value-type="string" calcext:value-type="string">
            <text:p>xxx</text:p>
          </table:table-cell>
          <table:table-cell table:style-name="ce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.3.1.</text:p>
          </table:table-cell>
          <table:table-cell table:number-columns-repeated="2"/>
          <table:table-cell table:style-name="ce1" office:value-type="string" calcext:value-type="string">
            <text:p>EmprisePCRS</text:p>
          </table:table-cell>
          <table:table-cell table:style-name="ce1" office:value-type="string" calcext:value-type="string">
            <text:p>Oui</text:p>
          </table:table-cell>
          <table:table-cell office:value-type="string" calcext:value-type="string">
            <text:p>Topographie</text:p>
          </table:table-cell>
          <table:table-cell office:value-type="string" calcext:value-type="string">
            <text:p>GM_Polygon</text:p>
          </table:table-cell>
          <table:table-cell table:style-name="ce25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6" table:number-columns-repeated="9"/>
          <table:table-cell table:style-name="ce42"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.3.2.</text:p>
          </table:table-cell>
          <table:table-cell/>
          <table:table-cell office:value-type="string" calcext:value-type="string">
            <text:p>InitiativePCRS</text:p>
          </table:table-cell>
          <table:table-cell/>
          <table:table-cell office:value-type="string" calcext:value-type="string">
            <text:p>Métadonnées</text:p>
          </table:table-cell>
          <table:table-cell office:value-type="string" calcext:value-type="string">
            <text:p>GM_Polyg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B.3.3.</text:p>
          </table:table-cell>
          <table:table-cell/>
          <table:table-cell office:value-type="string" calcext:value-type="string">
            <text:p>EmpriseDisponibilitéPCRS</text:p>
          </table:table-cell>
          <table:table-cell/>
          <table:table-cell office:value-type="string" calcext:value-type="string">
            <text:p>Métadonnées</text:p>
          </table:table-cell>
          <table:table-cell office:value-type="string" calcext:value-type="string">
            <text:p>GM_Polyg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.3.4.</text:p>
          </table:table-cell>
          <table:table-cell/>
          <table:table-cell office:value-type="string" calcext:value-type="string">
            <text:p>EmpriseEchange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lygon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9"/>
          <table:table-cell table:style-name="ce18" office:value-type="string" calcext:value-type="string">
            <text:p>xxx</text:p>
          </table:table-cell>
        </table:table-row>
        <table:table-row table:style-name="ro1" table:number-rows-repeated="9">
          <table:table-cell table:number-columns-repeated="9"/>
          <table:table-cell table:style-name="Default" table:number-columns-repeated="12"/>
        </table:table-row>
        <table:table-row table:style-name="ro1" table:number-rows-repeated="2">
          <table:table-cell table:number-columns-repeated="18"/>
          <table:table-cell table:style-name="ce18" table:number-columns-repeated="2"/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B.3.14.</text:p>
          </table:table-cell>
          <table:table-cell table:number-columns-repeated="2"/>
          <table:table-cell office:value-type="string" calcext:value-type="string">
            <text:p>PointLeve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int</text:p>
          </table:table-cell>
          <table:table-cell table:number-columns-repeated="2"/>
          <table:table-cell table:style-name="ce16"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B.3.16.</text:p>
          </table:table-cell>
          <table:table-cell table:number-columns-repeated="2"/>
          <table:table-cell table:style-name="ce3" office:value-type="string" calcext:value-type="string">
            <text:p>ObjectVecteurPCRS</text:p>
          </table:table-cell>
          <table:table-cell table:style-name="ce3" office:value-type="string" calcext:value-type="string">
            <text:p>Oui</text:p>
          </table:table-cell>
          <table:table-cell table:number-columns-repeated="2" office:value-type="string" calcext:value-type="string">
            <text:p>?</text:p>
          </table:table-cell>
          <table:table-cell table:number-columns-repeated="7" office:value-type="string" calcext:value-type="string">
            <text:p>y</text:p>
          </table:table-cell>
          <table:table-cell table:number-columns-repeated="2" table:style-name="ce17" office:value-type="string" calcext:value-type="string">
            <text:p>y</text:p>
          </table:table-cell>
          <table:table-cell table:style-name="ce18" office:value-type="string" calcext:value-type="string">
            <text:p>y</text:p>
          </table:table-cell>
          <table:table-cell/>
          <table:table-cell table:style-name="ce17" office:value-type="string" calcext:value-type="string">
            <text:p>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.3.15.</text:p>
          </table:table-cell>
          <table:table-cell/>
          <table:table-cell office:value-type="string" calcext:value-type="string">
            <text:p>PointCanevasPCRS</text:p>
          </table:table-cell>
          <table:table-cell/>
          <table:table-cell office:value-type="string" calcext:value-type="string">
            <text:p>Topographie</text:p>
          </table:table-cell>
          <table:table-cell office:value-type="string" calcext:value-type="string">
            <text:p>GM_Point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.3.17.</text:p>
          </table:table-cell>
          <table:table-cell/>
          <table:table-cell office:value-type="string" calcext:value-type="string">
            <text:p>ObjetGeneriquePCR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GM_Object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.3.18.</text:p>
          </table:table-cell>
          <table:table-cell/>
          <table:table-cell office:value-type="string" calcext:value-type="string">
            <text:p>BordurePCRS</text:p>
          </table:table-cell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GM_Curv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.3.19.</text:p>
          </table:table-cell>
          <table:table-cell/>
          <table:table-cell office:value-type="string" calcext:value-type="string">
            <text:p>ChangementRevetementPCRS</text:p>
          </table:table-cell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GM_Curv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.3.20.</text:p>
          </table:table-cell>
          <table:table-cell/>
          <table:table-cell office:value-type="string" calcext:value-type="string">
            <text:p>MarcheEscalierPCRS</text:p>
          </table:table-cell>
          <table:table-cell/>
          <table:table-cell office:value-type="string" calcext:value-type="string">
            <text:p>Voirie / Bâti</text:p>
          </table:table-cell>
          <table:table-cell office:value-type="string" calcext:value-type="string">
            <text:p>GM_Curv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.3.21.</text:p>
          </table:table-cell>
          <table:table-cell/>
          <table:table-cell office:value-type="string" calcext:value-type="string">
            <text:p>FacadePCRS</text:p>
          </table:table-cell>
          <table:table-cell/>
          <table:table-cell office:value-type="string" calcext:value-type="string">
            <text:p>Bâti</text:p>
          </table:table-cell>
          <table:table-cell office:value-type="string" calcext:value-type="string">
            <text:p>GM_Curve / GM_Polygon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.3.22.</text:p>
          </table:table-cell>
          <table:table-cell/>
          <table:table-cell office:value-type="string" calcext:value-type="string">
            <text:p>ProeminenceBatiPCRS</text:p>
          </table:table-cell>
          <table:table-cell/>
          <table:table-cell office:value-type="string" calcext:value-type="string">
            <text:p>Bâti</text:p>
          </table:table-cell>
          <table:table-cell office:value-type="string" calcext:value-type="string">
            <text:p>GM_Curve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.3.23.</text:p>
          </table:table-cell>
          <table:table-cell/>
          <table:table-cell office:value-type="string" calcext:value-type="string">
            <text:p>SeuilPCRS</text:p>
          </table:table-cell>
          <table:table-cell/>
          <table:table-cell office:value-type="string" calcext:value-type="string">
            <text:p>Bâti</text:p>
          </table:table-cell>
          <table:table-cell office:value-type="string" calcext:value-type="string">
            <text:p>GM_Curve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.3.24.</text:p>
          </table:table-cell>
          <table:table-cell/>
          <table:table-cell office:value-type="string" calcext:value-type="string">
            <text:p>MurPCRS</text:p>
          </table:table-cell>
          <table:table-cell/>
          <table:table-cell office:value-type="string" calcext:value-type="string">
            <text:p>Clôtures</text:p>
          </table:table-cell>
          <table:table-cell office:value-type="string" calcext:value-type="string">
            <text:p>GM_Curve</text:p>
          </table:table-cell>
          <table:table-cell table:number-columns-repeated="6"/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.3.25.</text:p>
          </table:table-cell>
          <table:table-cell/>
          <table:table-cell table:style-name="ce1" office:value-type="string" calcext:value-type="string">
            <text:p>PilierPCRS</text:p>
          </table:table-cell>
          <table:table-cell table:style-name="ce1" office:value-type="string" calcext:value-type="string">
            <text:p>Oui</text:p>
          </table:table-cell>
          <table:table-cell office:value-type="string" calcext:value-type="string">
            <text:p>Clôtures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B.3.26.</text:p>
          </table:table-cell>
          <table:table-cell office:value-type="string" calcext:value-type="string">
            <text:p>PilierRegulierPCRS</text:p>
          </table:table-cell>
          <table:table-cell/>
          <table:table-cell office:value-type="string" calcext:value-type="string">
            <text:p>Clôtures</text:p>
          </table:table-cell>
          <table:table-cell office:value-type="string" calcext:value-type="string">
            <text:p>GM_Point</text:p>
          </table:table-cell>
          <table:table-cell table:number-columns-repeated="6"/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B.3.27.</text:p>
          </table:table-cell>
          <table:table-cell office:value-type="string" calcext:value-type="string">
            <text:p>PilierParticulierPCRS</text:p>
          </table:table-cell>
          <table:table-cell/>
          <table:table-cell office:value-type="string" calcext:value-type="string">
            <text:p>Clôtures</text:p>
          </table:table-cell>
          <table:table-cell office:value-type="string" calcext:value-type="string">
            <text:p>GM_Polygon</text:p>
          </table:table-cell>
          <table:table-cell table:number-columns-repeated="6"/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.3.28.</text:p>
          </table:table-cell>
          <table:table-cell/>
          <table:table-cell office:value-type="string" calcext:value-type="string">
            <text:p>RailPCRS</text:p>
          </table:table-cell>
          <table:table-cell/>
          <table:table-cell office:value-type="string" calcext:value-type="string">
            <text:p>Ferroviaire</text:p>
          </table:table-cell>
          <table:table-cell office:value-type="string" calcext:value-type="string">
            <text:p>GM_Curve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.3.29.</text:p>
          </table:table-cell>
          <table:table-cell/>
          <table:table-cell office:value-type="string" calcext:value-type="string">
            <text:p>HaieEspaceVertPCRS</text:p>
          </table:table-cell>
          <table:table-cell/>
          <table:table-cell office:value-type="string" calcext:value-type="string">
            <text:p>Vegetal</text:p>
          </table:table-cell>
          <table:table-cell office:value-type="string" calcext:value-type="string">
            <text:p>GM_Curve</text:p>
          </table:table-cell>
          <table:table-cell table:number-columns-repeated="7"/>
          <table:table-cell table:style-name="ce18"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.3.30.</text:p>
          </table:table-cell>
          <table:table-cell/>
          <table:table-cell office:value-type="string" calcext:value-type="string">
            <text:p>ArbrePCRS</text:p>
          </table:table-cell>
          <table:table-cell/>
          <table:table-cell office:value-type="string" calcext:value-type="string">
            <text:p>Vegetal</text:p>
          </table:table-cell>
          <table:table-cell office:value-type="string" calcext:value-type="string">
            <text:p>GM_Point</text:p>
          </table:table-cell>
          <table:table-cell table:number-columns-repeated="7"/>
          <table:table-cell table:style-name="ce18"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.3.31.</text:p>
          </table:table-cell>
          <table:table-cell/>
          <table:table-cell office:value-type="string" calcext:value-type="string">
            <text:p>PilePontPCRS</text:p>
          </table:table-cell>
          <table:table-cell/>
          <table:table-cell office:value-type="string" calcext:value-type="string">
            <text:p>Ouvrages d’Art</text:p>
          </table:table-cell>
          <table:table-cell office:value-type="string" calcext:value-type="string">
            <text:p>GM_Polygon</text:p>
          </table:table-cell>
          <table:table-cell table:number-columns-repeated="8"/>
          <table:table-cell table:style-name="ce18"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.3.32.</text:p>
          </table:table-cell>
          <table:table-cell/>
          <table:table-cell table:style-name="ce3" office:value-type="string" calcext:value-type="string">
            <text:p>AffleurantPCRS</text:p>
          </table:table-cell>
          <table:table-cell table:style-name="ce3" office:value-type="string" calcext:value-type="string">
            <text:p>Oui</text:p>
          </table:table-cell>
          <table:table-cell table:number-columns-repeated="2" office:value-type="string" calcext:value-type="string">
            <text:p>?</text:p>
          </table:table-cell>
          <table:table-cell table:number-columns-repeated="9"/>
          <table:table-cell table:style-name="ce17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B.3.33.</text:p>
          </table:table-cell>
          <table:table-cell office:value-type="string" calcext:value-type="string">
            <text:p>AffleurantEnveloppePCRS</text:p>
          </table:table-cell>
          <table:table-cell/>
          <table:table-cell office:value-type="string" calcext:value-type="string">
            <text:p>Réseaux</text:p>
          </table:table-cell>
          <table:table-cell office:value-type="string" calcext:value-type="string">
            <text:p>GM_Polygon</text:p>
          </table:table-cell>
          <table:table-cell table:number-columns-repeated="9"/>
          <table:table-cell table:style-name="ce18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B.3.34.</text:p>
          </table:table-cell>
          <table:table-cell office:value-type="string" calcext:value-type="string">
            <text:p>AffleurantLignePCRS</text:p>
          </table:table-cell>
          <table:table-cell/>
          <table:table-cell office:value-type="string" calcext:value-type="string">
            <text:p>Réseaux</text:p>
          </table:table-cell>
          <table:table-cell office:value-type="string" calcext:value-type="string">
            <text:p>GM_MultiCurve</text:p>
          </table:table-cell>
          <table:table-cell table:number-columns-repeated="9"/>
          <table:table-cell table:style-name="ce18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B.3.35.</text:p>
          </table:table-cell>
          <table:table-cell office:value-type="string" calcext:value-type="string">
            <text:p>AffleurantPointPCRS</text:p>
          </table:table-cell>
          <table:table-cell/>
          <table:table-cell office:value-type="string" calcext:value-type="string">
            <text:p>Réseaux</text:p>
          </table:table-cell>
          <table:table-cell office:value-type="string" calcext:value-type="string">
            <text:p>GM_Point</text:p>
          </table:table-cell>
          <table:table-cell table:number-columns-repeated="9"/>
          <table:table-cell table:style-name="ce18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B.3.36.</text:p>
          </table:table-cell>
          <table:table-cell office:value-type="string" calcext:value-type="string">
            <text:p>AffleurantSymbolePCRS</text:p>
          </table:table-cell>
          <table:table-cell/>
          <table:table-cell office:value-type="string" calcext:value-type="string">
            <text:p>Réseaux</text:p>
          </table:table-cell>
          <table:table-cell office:value-type="string" calcext:value-type="string">
            <text:p>GM_Point</text:p>
          </table:table-cell>
          <table:table-cell table:number-columns-repeated="9"/>
          <table:table-cell table:style-name="ce18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.3.37.</text:p>
          </table:table-cell>
          <table:table-cell table:number-columns-repeated="2"/>
          <table:table-cell table:style-name="ce4" office:value-type="string" calcext:value-type="string">
            <text:p>RasterPCRS</text:p>
          </table:table-cell>
          <table:table-cell/>
          <table:table-cell office:value-type="string" calcext:value-type="string">
            <text:p>Ras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table:number-columns-repeated="9"/>
          <table:table-cell table:style-name="ce17" office:value-type="string" calcext:value-type="string">
            <text:p>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.3.38.</text:p>
          </table:table-cell>
          <table:table-cell table:number-columns-repeated="2"/>
          <table:table-cell office:value-type="string" calcext:value-type="string">
            <text:p>MasqueOpacitePCRS</text:p>
          </table:table-cell>
          <table:table-cell/>
          <table:table-cell office:value-type="string" calcext:value-type="string">
            <text:p>Raster</text:p>
          </table:table-cell>
          <table:table-cell office:value-type="string" calcext:value-type="string">
            <text:p>GM_Polygon</text:p>
          </table:table-cell>
          <table:table-cell table:number-columns-repeated="10"/>
          <table:table-cell table:number-columns-repeated="2" table:style-name="ce18" office:value-type="string" calcext:value-type="string">
            <text:p>xxx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CategorieThematiquePCRSType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8"/>
          <table:table-cell table:number-columns-repeated="2"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CategoriePrecisionPCRSType</text:p>
          </table:table-cell>
          <table:table-cell table:number-columns-repeated="3"/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 table:number-columns-repeated="6"/>
          <table:table-cell table:style-name="ce7" office:value-type="string" calcext:value-type="string">
            <text:p>l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NatureEmprisePCRSType</text:p>
          </table:table-cell>
          <table:table-cell table:number-columns-repeated="3"/>
          <table:table-cell table:style-name="ce8" office:value-type="string" calcext:value-type="string">
            <text:p>l</text:p>
          </table:table-cell>
          <table:table-cell table:style-name="ce8" table:number-columns-repeated="1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ProprieteEspacePCRSType</text:p>
          </table:table-cell>
          <table:table-cell table:number-columns-repeated="3"/>
          <table:table-cell table:style-name="ce9" office:value-type="string" calcext:value-type="string">
            <text:p>l</text:p>
          </table:table-cell>
          <table:table-cell table:style-name="ce9" table:number-columns-repeated="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QualitéCategorisationPCRSType</text:p>
          </table:table-cell>
          <table:table-cell table:number-columns-repeated="3"/>
          <table:table-cell table:style-name="ce10" table:number-columns-repeated="2"/>
          <table:table-cell table:style-name="ce10" office:value-type="string" calcext:value-type="string">
            <text:p>l</text:p>
          </table:table-cell>
          <table:table-cell table:style-name="ce10" table:number-columns-repeated="6"/>
          <table:table-cell table:style-name="ce10" office:value-type="string" calcext:value-type="string">
            <text:p>l</text:p>
          </table:table-cell>
          <table:table-cell table:style-name="ce10"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CategorieBordurePCRSType</text:p>
          </table:table-cell>
          <table:table-cell table:number-columns-repeated="3"/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SectionPilierPCRSType</text:p>
          </table:table-cell>
          <table:table-cell table:number-columns-repeated="9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CategorieMurPCRSType</text:p>
          </table:table-cell>
          <table:table-cell table:number-columns-repeated="3"/>
          <table:table-cell table:style-name="ce12" table:number-columns-repeated="6"/>
          <table:table-cell table:style-name="ce12" office:value-type="string" calcext:value-type="string">
            <text:p>l</text:p>
          </table:table-cell>
          <table:table-cell table:style-name="ce12"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CategorieArbrePCRSType</text:p>
          </table:table-cell>
          <table:table-cell table:number-columns-repeated="3"/>
          <table:table-cell table:style-name="ce13" table:number-columns-repeated="7"/>
          <table:table-cell table:style-name="ce13" office:value-type="string" calcext:value-type="string">
            <text:p>l</text:p>
          </table:table-cell>
          <table:table-cell table:style-name="ce13"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NatureReseauPCRSType</text:p>
          </table:table-cell>
          <table:table-cell table:number-columns-repeated="3"/>
          <table:table-cell table:style-name="ce14" table:number-columns-repeated="9"/>
          <table:table-cell table:style-name="ce14" office:value-type="string" calcext:value-type="string">
            <text:p>l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NatureAffleurantPCRSType</text:p>
          </table:table-cell>
          <table:table-cell table:number-columns-repeated="3"/>
          <table:table-cell table:style-name="ce15" table:number-columns-repeated="9"/>
          <table:table-cell table:style-name="ce15" office:value-type="string" calcext:value-type="string">
            <text:p>l</text:p>
          </table:table-cell>
          <table:table-cell table:style-name="ce15"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CategoriePlacementPCRSType</text:p>
          </table:table-cell>
          <table:table-cell table:number-columns-repeated="13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exteJustificationPCRSType</text:p>
          </table:table-cell>
          <table:table-cell table:number-columns-repeated="13"/>
          <table:table-cell office:value-type="string" calcext:value-type="string">
            <text:p>l</text:p>
          </table:table-cell>
          <table:table-cell/>
        </table:table-row>
        <table:table-row table:style-name="ro1" table:number-rows-repeated="7">
          <table:table-cell table:number-columns-repeated="9"/>
          <table:table-cell table:style-name="Default" table:number-columns-repeated="1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Feuille1.J18:Feuille1.U25 Feuille1.J71:Feuille1.U78 Feuille1.J26:Feuille1.K26 Feuille1.M26:Feuille1.U26 Feuille1.J27:Feuille1.U51 Feuille1.J62:Feuille1.U62 Feuille1.J63:Feuille1.U63 Feuille1.J57:Feuille1.U57 Feuille1.J5:Feuille1.U14">
            <calcext:condition calcext:apply-style-name="ObjetsPrincipaux" calcext:value="=&quot;y&quot;" calcext:base-cell-address="Feuille1.J5"/>
            <calcext:condition calcext:apply-style-name="ObjetsHorsPCRS" calcext:value="=&quot;xx&quot;" calcext:base-cell-address="Feuille1.J5"/>
            <calcext:condition calcext:apply-style-name="ObjetsPCRS" calcext:value="=&quot;xxx&quot;" calcext:base-cell-address="Feuille1.J5"/>
            <calcext:condition calcext:apply-style-name="Listes" calcext:value="=&quot;l&quot;" calcext:base-cell-address="Feuille1.J5"/>
            <calcext:condition calcext:apply-style-name="ObjetsAbstraits" calcext:value="=&quot;x&quot;" calcext:base-cell-address="Feuille1.J5"/>
          </calcext:conditional-format>
          <calcext:conditional-format calcext:target-range-address="Feuille1.L26:Feuille1.L26">
            <calcext:condition calcext:apply-style-name="ObjetsPrincipaux" calcext:value="=&quot;y&quot;" calcext:base-cell-address="Feuille1.L26"/>
            <calcext:condition calcext:apply-style-name="ObjetsHorsPCRS" calcext:value="=&quot;xx&quot;" calcext:base-cell-address="Feuille1.L26"/>
            <calcext:condition calcext:apply-style-name="ObjetsPCRS" calcext:value="=&quot;xxx&quot;" calcext:base-cell-address="Feuille1.L26"/>
            <calcext:condition calcext:apply-style-name="Listes" calcext:value="=&quot;l&quot;" calcext:base-cell-address="Feuille1.L26"/>
            <calcext:condition calcext:apply-style-name="ObjetsAbstraits" calcext:value="=&quot;x&quot;" calcext:base-cell-address="Feuille1.L26"/>
          </calcext:conditional-format>
          <calcext:conditional-format calcext:target-range-address="Feuille1.J53:Feuille1.U53">
            <calcext:condition calcext:apply-style-name="ObjetsPrincipaux" calcext:value="=&quot;y&quot;" calcext:base-cell-address="Feuille1.J53"/>
            <calcext:condition calcext:apply-style-name="ObjetsHorsPCRS" calcext:value="=&quot;xx&quot;" calcext:base-cell-address="Feuille1.J53"/>
            <calcext:condition calcext:apply-style-name="ObjetsPCRS" calcext:value="=&quot;xxx&quot;" calcext:base-cell-address="Feuille1.J53"/>
            <calcext:condition calcext:apply-style-name="Listes" calcext:value="=&quot;l&quot;" calcext:base-cell-address="Feuille1.J53"/>
            <calcext:condition calcext:apply-style-name="ObjetsAbstraits" calcext:value="=&quot;x&quot;" calcext:base-cell-address="Feuille1.J53"/>
          </calcext:conditional-format>
          <calcext:conditional-format calcext:target-range-address="Feuille1.J52:Feuille1.U52">
            <calcext:condition calcext:apply-style-name="ObjetsPrincipaux" calcext:value="=&quot;y&quot;" calcext:base-cell-address="Feuille1.J52"/>
            <calcext:condition calcext:apply-style-name="ObjetsHorsPCRS" calcext:value="=&quot;xx&quot;" calcext:base-cell-address="Feuille1.J52"/>
            <calcext:condition calcext:apply-style-name="ObjetsPCRS" calcext:value="=&quot;xxx&quot;" calcext:base-cell-address="Feuille1.J52"/>
            <calcext:condition calcext:apply-style-name="Listes" calcext:value="=&quot;l&quot;" calcext:base-cell-address="Feuille1.J52"/>
            <calcext:condition calcext:apply-style-name="ObjetsAbstraits" calcext:value="=&quot;x&quot;" calcext:base-cell-address="Feuille1.J52"/>
          </calcext:conditional-format>
          <calcext:conditional-format calcext:target-range-address="Feuille1.J54:Feuille1.U54">
            <calcext:condition calcext:apply-style-name="ObjetsPrincipaux" calcext:value="=&quot;y&quot;" calcext:base-cell-address="Feuille1.J54"/>
            <calcext:condition calcext:apply-style-name="ObjetsHorsPCRS" calcext:value="=&quot;xx&quot;" calcext:base-cell-address="Feuille1.J54"/>
            <calcext:condition calcext:apply-style-name="ObjetsPCRS" calcext:value="=&quot;xxx&quot;" calcext:base-cell-address="Feuille1.J54"/>
            <calcext:condition calcext:apply-style-name="Listes" calcext:value="=&quot;l&quot;" calcext:base-cell-address="Feuille1.J54"/>
            <calcext:condition calcext:apply-style-name="ObjetsAbstraits" calcext:value="=&quot;x&quot;" calcext:base-cell-address="Feuille1.J54"/>
          </calcext:conditional-format>
          <calcext:conditional-format calcext:target-range-address="Feuille1.J55:Feuille1.U55">
            <calcext:condition calcext:apply-style-name="ObjetsPrincipaux" calcext:value="=&quot;y&quot;" calcext:base-cell-address="Feuille1.J55"/>
            <calcext:condition calcext:apply-style-name="ObjetsHorsPCRS" calcext:value="=&quot;xx&quot;" calcext:base-cell-address="Feuille1.J55"/>
            <calcext:condition calcext:apply-style-name="ObjetsPCRS" calcext:value="=&quot;xxx&quot;" calcext:base-cell-address="Feuille1.J55"/>
            <calcext:condition calcext:apply-style-name="Listes" calcext:value="=&quot;l&quot;" calcext:base-cell-address="Feuille1.J55"/>
            <calcext:condition calcext:apply-style-name="ObjetsAbstraits" calcext:value="=&quot;x&quot;" calcext:base-cell-address="Feuille1.J55"/>
          </calcext:conditional-format>
          <calcext:conditional-format calcext:target-range-address="Feuille1.J56:Feuille1.U56">
            <calcext:condition calcext:apply-style-name="ObjetsPrincipaux" calcext:value="=&quot;y&quot;" calcext:base-cell-address="Feuille1.J56"/>
            <calcext:condition calcext:apply-style-name="ObjetsHorsPCRS" calcext:value="=&quot;xx&quot;" calcext:base-cell-address="Feuille1.J56"/>
            <calcext:condition calcext:apply-style-name="ObjetsPCRS" calcext:value="=&quot;xxx&quot;" calcext:base-cell-address="Feuille1.J56"/>
            <calcext:condition calcext:apply-style-name="Listes" calcext:value="=&quot;l&quot;" calcext:base-cell-address="Feuille1.J56"/>
            <calcext:condition calcext:apply-style-name="ObjetsAbstraits" calcext:value="=&quot;x&quot;" calcext:base-cell-address="Feuille1.J56"/>
          </calcext:conditional-format>
          <calcext:conditional-format calcext:target-range-address="Feuille1.J58:Feuille1.U58">
            <calcext:condition calcext:apply-style-name="ObjetsPrincipaux" calcext:value="=&quot;y&quot;" calcext:base-cell-address="Feuille1.J58"/>
            <calcext:condition calcext:apply-style-name="ObjetsHorsPCRS" calcext:value="=&quot;xx&quot;" calcext:base-cell-address="Feuille1.J58"/>
            <calcext:condition calcext:apply-style-name="ObjetsPCRS" calcext:value="=&quot;xxx&quot;" calcext:base-cell-address="Feuille1.J58"/>
            <calcext:condition calcext:apply-style-name="Listes" calcext:value="=&quot;l&quot;" calcext:base-cell-address="Feuille1.J58"/>
            <calcext:condition calcext:apply-style-name="ObjetsAbstraits" calcext:value="=&quot;x&quot;" calcext:base-cell-address="Feuille1.J58"/>
          </calcext:conditional-format>
          <calcext:conditional-format calcext:target-range-address="Feuille1.J59:Feuille1.U59">
            <calcext:condition calcext:apply-style-name="ObjetsPrincipaux" calcext:value="=&quot;y&quot;" calcext:base-cell-address="Feuille1.J59"/>
            <calcext:condition calcext:apply-style-name="ObjetsHorsPCRS" calcext:value="=&quot;xx&quot;" calcext:base-cell-address="Feuille1.J59"/>
            <calcext:condition calcext:apply-style-name="ObjetsPCRS" calcext:value="=&quot;xxx&quot;" calcext:base-cell-address="Feuille1.J59"/>
            <calcext:condition calcext:apply-style-name="Listes" calcext:value="=&quot;l&quot;" calcext:base-cell-address="Feuille1.J59"/>
            <calcext:condition calcext:apply-style-name="ObjetsAbstraits" calcext:value="=&quot;x&quot;" calcext:base-cell-address="Feuille1.J59"/>
          </calcext:conditional-format>
          <calcext:conditional-format calcext:target-range-address="Feuille1.J61:Feuille1.U61">
            <calcext:condition calcext:apply-style-name="ObjetsPrincipaux" calcext:value="=&quot;y&quot;" calcext:base-cell-address="Feuille1.J61"/>
            <calcext:condition calcext:apply-style-name="ObjetsHorsPCRS" calcext:value="=&quot;xx&quot;" calcext:base-cell-address="Feuille1.J61"/>
            <calcext:condition calcext:apply-style-name="ObjetsPCRS" calcext:value="=&quot;xxx&quot;" calcext:base-cell-address="Feuille1.J61"/>
            <calcext:condition calcext:apply-style-name="Listes" calcext:value="=&quot;l&quot;" calcext:base-cell-address="Feuille1.J61"/>
            <calcext:condition calcext:apply-style-name="ObjetsAbstraits" calcext:value="=&quot;x&quot;" calcext:base-cell-address="Feuille1.J61"/>
          </calcext:conditional-format>
          <calcext:conditional-format calcext:target-range-address="Feuille1.J60:Feuille1.U60">
            <calcext:condition calcext:apply-style-name="ObjetsPrincipaux" calcext:value="=&quot;y&quot;" calcext:base-cell-address="Feuille1.J60"/>
            <calcext:condition calcext:apply-style-name="ObjetsHorsPCRS" calcext:value="=&quot;xx&quot;" calcext:base-cell-address="Feuille1.J60"/>
            <calcext:condition calcext:apply-style-name="ObjetsPCRS" calcext:value="=&quot;xxx&quot;" calcext:base-cell-address="Feuille1.J60"/>
            <calcext:condition calcext:apply-style-name="Listes" calcext:value="=&quot;l&quot;" calcext:base-cell-address="Feuille1.J60"/>
            <calcext:condition calcext:apply-style-name="ObjetsAbstraits" calcext:value="=&quot;x&quot;" calcext:base-cell-address="Feuille1.J60"/>
          </calcext:conditional-format>
          <calcext:conditional-format calcext:target-range-address="Feuille1.J2:Feuille1.U3">
            <calcext:condition calcext:apply-style-name="ObjetsPrincipaux" calcext:value="=&quot;y&quot;" calcext:base-cell-address="Feuille1.J2"/>
            <calcext:condition calcext:apply-style-name="ObjetsHorsPCRS" calcext:value="=&quot;xx&quot;" calcext:base-cell-address="Feuille1.J2"/>
            <calcext:condition calcext:apply-style-name="ObjetsPCRS" calcext:value="=&quot;xxx&quot;" calcext:base-cell-address="Feuille1.J2"/>
            <calcext:condition calcext:apply-style-name="Listes" calcext:value="=&quot;l&quot;" calcext:base-cell-address="Feuille1.J2"/>
            <calcext:condition calcext:apply-style-name="ObjetsAbstraits" calcext:value="=&quot;x&quot;" calcext:base-cell-address="Feuille1.J2"/>
          </calcext:conditional-format>
          <calcext:conditional-format calcext:target-range-address="Feuille1.J11:Feuille1.U11">
            <calcext:condition calcext:apply-style-name="ObjetsPrincipaux" calcext:value="=&quot;y&quot;" calcext:base-cell-address="Feuille1.J11"/>
            <calcext:condition calcext:apply-style-name="ObjetsHorsPCRS" calcext:value="=&quot;xx&quot;" calcext:base-cell-address="Feuille1.J11"/>
            <calcext:condition calcext:apply-style-name="ObjetsPCRS" calcext:value="=&quot;xxx&quot;" calcext:base-cell-address="Feuille1.J11"/>
            <calcext:condition calcext:apply-style-name="Listes" calcext:value="=&quot;l&quot;" calcext:base-cell-address="Feuille1.J11"/>
            <calcext:condition calcext:apply-style-name="ObjetsAbstraits" calcext:value="=&quot;x&quot;" calcext:base-cell-address="Feuille1.J11"/>
          </calcext:conditional-format>
          <calcext:conditional-format calcext:target-range-address="Feuille1.J4:Feuille1.U10">
            <calcext:condition calcext:apply-style-name="ObjetsPrincipaux" calcext:value="=&quot;y&quot;" calcext:base-cell-address="Feuille1.J4"/>
            <calcext:condition calcext:apply-style-name="ObjetsHorsPCRS" calcext:value="=&quot;xx&quot;" calcext:base-cell-address="Feuille1.J4"/>
            <calcext:condition calcext:apply-style-name="ObjetsPCRS" calcext:value="=&quot;xxx&quot;" calcext:base-cell-address="Feuille1.J4"/>
            <calcext:condition calcext:apply-style-name="Listes" calcext:value="=&quot;l&quot;" calcext:base-cell-address="Feuille1.J4"/>
            <calcext:condition calcext:apply-style-name="ObjetsAbstraits" calcext:value="=&quot;x&quot;" calcext:base-cell-address="Feuille1.J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bjetsPrincipaux" style:family="table-cell" style:parent-style-name="Default">
      <style:table-cell-properties fo:background-color="#ffffcc"/>
    </style:style>
    <style:style style:name="ObjetsAbstraits" style:family="table-cell" style:parent-style-name="Default">
      <style:table-cell-properties fo:background-color="#ccffcc" loext:vertical-justify="auto"/>
      <style:paragraph-properties css3t:text-justify="auto"/>
      <style:text-properties fo:font-style="italic"/>
    </style:style>
    <style:style style:name="ObjetsHorsPCRS" style:family="table-cell" style:parent-style-name="Default">
      <style:table-cell-properties fo:background-color="#cccccc"/>
    </style:style>
    <style:style style:name="ObjetsPCRS" style:family="table-cell" style:parent-style-name="Default">
      <style:table-cell-properties fo:background-color="#ffcc99"/>
    </style:style>
    <style:style style:name="Listes" style:family="table-cell" style:parent-style-name="Default">
      <style:table-cell-properties fo:background-color="#cfe7f5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0:29:59.087712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6:10:33.432059264</meta:creation-date>
    <dc:date>2017-06-23T18:20:44.076359460</dc:date>
    <meta:editing-duration>PT17H13M18S</meta:editing-duration>
    <meta:editing-cycles>3</meta:editing-cycles>
    <meta:generator>LibreOffice/5.3.1.2$Linux_X86_64 LibreOffice_project/30m0$Build-2</meta:generator>
    <meta:document-statistic meta:table-count="1" meta:cell-count="358" meta:object-count="0"/>
  </office:meta>
</office:document-meta>
</file>